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3cm" style:rel-column-width="3314*"/>
    </style:style>
    <style:style style:name="Таблица1.B" style:family="table-column">
      <style:table-column-properties style:column-width="4.408cm" style:rel-column-width="11240*"/>
    </style:style>
    <style:style style:name="Таблица1.C" style:family="table-column">
      <style:table-column-properties style:column-width="2.856cm" style:rel-column-width="7282*"/>
    </style:style>
    <style:style style:name="Таблица1.D" style:family="table-column">
      <style:table-column-properties style:column-width="2.221cm" style:rel-column-width="5662*"/>
    </style:style>
    <style:style style:name="Таблица1.F" style:family="table-column">
      <style:table-column-properties style:column-width="3.297cm" style:rel-column-width="8406*"/>
    </style:style>
    <style:style style:name="Таблица1.G" style:family="table-column">
      <style:table-column-properties style:column-width="3.685cm" style:rel-column-width="9396*"/>
    </style:style>
    <style:style style:name="Таблица1.H" style:family="table-column">
      <style:table-column-properties style:column-width="3.704cm" style:rel-column-width="9445*"/>
    </style:style>
    <style:style style:name="Таблица1.I" style:family="table-column">
      <style:table-column-properties style:column-width="2.011cm" style:rel-column-width="512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8afdf" style:font-weight-asian="bold" style:font-weight-complex="bold"/>
    </style:style>
    <style:style style:name="P6" style:family="paragraph" style:parent-style-name="Standard">
      <style:text-properties officeooo:paragraph-rsid="000d5bb8"/>
    </style:style>
    <style:style style:name="P7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8afdf"/>
    </style:style>
    <style:style style:name="P8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38f6"/>
    </style:style>
    <style:style style:name="P9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169eba"/>
    </style:style>
    <style:style style:name="P10" style:family="paragraph" style:parent-style-name="Standard">
      <style:paragraph-properties fo:text-align="center" style:justify-single-word="false"/>
      <style:text-properties fo:font-size="8pt" officeooo:paragraph-rsid="0008afdf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8pt" officeooo:paragraph-rsid="000c38f6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officeooo:paragraph-rsid="000d5bb8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0ce7c2" officeooo:paragraph-rsid="0008afdf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0ce7c2" officeooo:paragraph-rsid="000c38f6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0ce7c2" officeooo:paragraph-rsid="000d5bb8" style:font-size-asian="8pt" style:font-size-complex="8pt"/>
    </style:style>
    <style:style style:name="P16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69eba" style:font-size-asian="8pt" style:font-size-complex="8pt"/>
    </style:style>
    <style:style style:name="P17" style:family="paragraph" style:parent-style-name="Standard">
      <style:text-properties officeooo:paragraph-rsid="0008afdf"/>
    </style:style>
    <style:style style:name="P18" style:family="paragraph" style:parent-style-name="Standard">
      <style:text-properties officeooo:paragraph-rsid="000c38f6"/>
    </style:style>
    <style:style style:name="P19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d5bb8" officeooo:paragraph-rsid="000d5bb8"/>
    </style:style>
    <style:style style:name="P20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69eba"/>
    </style:style>
    <style:style style:name="P21" style:family="paragraph" style:parent-style-name="Standard">
      <style:text-properties officeooo:rsid="001192cc" officeooo:paragraph-rsid="001192cc"/>
    </style:style>
    <style:style style:name="P22" style:family="paragraph" style:parent-style-name="Standard">
      <style:text-properties officeooo:paragraph-rsid="001192cc"/>
    </style:style>
    <style:style style:name="P23" style:family="paragraph" style:parent-style-name="Standard">
      <style:text-properties style:font-name="Times New Roman" fo:font-size="14pt" officeooo:paragraph-rsid="001192cc" style:font-size-asian="14pt" style:font-size-complex="14pt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0cm"/>
          <style:tab-stop style:position="0.397cm"/>
        </style:tab-stops>
      </style:paragraph-properties>
      <style:text-properties fo:font-weight="bold" officeooo:paragraph-rsid="0008afd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paragraph-rsid="001095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5a551" officeooo:paragraph-rsid="0008afdf" style:font-weight-asian="bold" style:font-weight-complex="bold"/>
    </style:style>
    <style:style style:name="P27" style:family="paragraph" style:parent-style-name="Table_20_Contents">
      <style:text-properties fo:font-weight="bold" officeooo:rsid="0005a551" officeooo:paragraph-rsid="0008afd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90c5d" officeooo:paragraph-rsid="0008afdf" style:font-weight-asian="bold" style:font-weight-complex="bold"/>
    </style:style>
    <style:style style:name="P29" style:family="paragraph" style:parent-style-name="Table_20_Contents">
      <style:text-properties fo:font-weight="bold" officeooo:paragraph-rsid="0008afd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1" style:family="paragraph" style:parent-style-name="Table_20_Contents">
      <style:text-properties fo:font-weight="bold" officeooo:rsid="00092765" officeooo:paragraph-rsid="0009276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92765" officeooo:paragraph-rsid="00092765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paragraph-rsid="0008afdf" style:font-weight-asian="bold" style:font-weight-complex="bold" style:text-rotation-angle="90" style:text-rotation-scale="line-height"/>
    </style:style>
    <style:style style:name="P34" style:family="paragraph" style:parent-style-name="Table_20_Contents">
      <style:text-properties fo:font-weight="bold" officeooo:rsid="0010951e" officeooo:paragraph-rsid="0010951e" style:font-weight-asian="bold" style:font-weight-complex="bold" style:text-rotation-angle="9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05a551" officeooo:paragraph-rsid="0008afdf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05a551" officeooo:paragraph-rsid="00092765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05a551" officeooo:paragraph-rsid="0008afdf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05a551" officeooo:paragraph-rsid="00092765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05a551" officeooo:paragraph-rsid="000c38f6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05a551" officeooo:paragraph-rsid="000d5bb8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08afdf" officeooo:paragraph-rsid="0008afdf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092765" officeooo:paragraph-rsid="00092765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c38f6" officeooo:paragraph-rsid="000d5bb8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c38f6" officeooo:paragraph-rsid="00154383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00c38f6" officeooo:paragraph-rsid="000c38f6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0ce7c2" officeooo:paragraph-rsid="000c38f6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0ce7c2" officeooo:paragraph-rsid="000d5bb8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154383" officeooo:paragraph-rsid="00154383" style:font-weight-asian="normal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officeooo:rsid="000ce7c2" officeooo:paragraph-rsid="0008afdf"/>
    </style:style>
    <style:style style:name="P51" style:family="paragraph" style:parent-style-name="Table_20_Contents">
      <style:paragraph-properties fo:text-align="start" style:justify-single-word="false"/>
      <style:text-properties officeooo:rsid="000ce7c2" officeooo:paragraph-rsid="0008afdf"/>
    </style:style>
    <style:style style:name="P52" style:family="paragraph" style:parent-style-name="Table_20_Contents">
      <style:paragraph-properties fo:text-align="start" style:justify-single-word="false"/>
      <style:text-properties officeooo:rsid="000ce7c2" officeooo:paragraph-rsid="000c38f6"/>
    </style:style>
    <style:style style:name="P53" style:family="paragraph" style:parent-style-name="Table_20_Contents">
      <style:paragraph-properties fo:text-align="start" style:justify-single-word="false"/>
      <style:text-properties officeooo:rsid="000ce7c2" officeooo:paragraph-rsid="000d5bb8"/>
    </style:style>
    <style:style style:name="P54" style:family="paragraph" style:parent-style-name="Table_20_Contents">
      <style:paragraph-properties fo:text-align="center" style:justify-single-word="false"/>
      <style:text-properties officeooo:paragraph-rsid="0008afdf"/>
    </style:style>
    <style:style style:name="P55" style:family="paragraph" style:parent-style-name="Table_20_Contents">
      <style:paragraph-properties fo:text-align="center" style:justify-single-word="false"/>
      <style:text-properties officeooo:paragraph-rsid="000c38f6"/>
    </style:style>
    <style:style style:name="P56" style:family="paragraph" style:parent-style-name="Table_20_Contents">
      <style:paragraph-properties fo:text-align="center" style:justify-single-word="false"/>
      <style:text-properties officeooo:paragraph-rsid="000d5bb8"/>
    </style:style>
    <style:style style:name="P57" style:family="paragraph" style:parent-style-name="Table_20_Contents">
      <style:paragraph-properties fo:text-align="end" style:justify-single-word="false"/>
      <style:text-properties officeooo:rsid="00196541" officeooo:paragraph-rsid="000c38f6"/>
    </style:style>
    <style:style style:name="P58" style:family="paragraph" style:parent-style-name="Table_20_Contents">
      <style:paragraph-properties fo:text-align="end" style:justify-single-word="false"/>
      <style:text-properties officeooo:rsid="00196541" officeooo:paragraph-rsid="000d5bb8"/>
    </style:style>
    <style:style style:name="P59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0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1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62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63" style:family="paragraph" style:parent-style-name="Table_20_Contents"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64" style:family="paragraph" style:parent-style-name="Table_20_Contents">
      <style:paragraph-properties fo:text-align="start" style:justify-single-word="false"/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65" style:family="paragraph" style:parent-style-name="Table_20_Contents">
      <style:text-properties fo:font-size="8pt" style:font-size-asian="8pt" style:font-size-complex="8pt"/>
    </style:style>
    <style:style style:name="P66" style:family="paragraph" style:parent-style-name="Table_20_Contents">
      <style:text-properties fo:font-size="8pt" officeooo:rsid="001192cc" officeooo:paragraph-rsid="001192cc" style:font-size-asian="8pt" style:font-size-complex="8pt"/>
    </style:style>
    <style:style style:name="P67" style:family="paragraph" style:parent-style-name="Table_20_Contents">
      <style:text-properties fo:font-size="10pt" style:font-size-asian="10pt" style:font-size-complex="10pt"/>
    </style:style>
    <style:style style:name="P68" style:family="paragraph" style:parent-style-name="Table_20_Contents">
      <style:text-properties fo:font-size="10pt" officeooo:rsid="0017a116" officeooo:paragraph-rsid="0017a116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17a116" officeooo:paragraph-rsid="0017a116" style:font-size-asian="10pt" style:font-size-complex="10pt"/>
    </style:style>
    <style:style style:name="P70" style:family="paragraph" style:parent-style-name="Table_20_Contents">
      <style:text-properties fo:font-size="10pt" officeooo:rsid="0017a116" officeooo:paragraph-rsid="0017a116" style:font-size-asian="10pt" style:font-size-complex="10pt" style:text-rotation-angle="90" style:text-rotation-scale="line-height"/>
    </style:style>
    <style:style style:name="P71" style:family="paragraph" style:parent-style-name="Table_20_Contents"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fo:font-size="10pt" fo:font-weight="bold" officeooo:rsid="0017a116" officeooo:paragraph-rsid="0017a116" style:font-size-asian="10pt" style:font-weight-asian="bold" style:font-size-complex="10pt" style:font-weight-complex="bold" style:text-rotation-angle="90" style:text-rotation-scale="line-height"/>
    </style:style>
    <style:style style:name="P74" style:family="paragraph" style:parent-style-name="Footer">
      <style:paragraph-properties fo:text-align="center" style:justify-single-word="false"/>
      <style:text-properties officeooo:paragraph-rsid="0008afdf"/>
    </style:style>
    <style:style style:name="P75" style:family="paragraph" style:parent-style-name="Table_20_Contents">
      <style:text-properties fo:font-size="10pt" officeooo:rsid="0017a116" officeooo:paragraph-rsid="0017a116" style:font-size-asian="10pt" style:font-size-complex="10pt"/>
    </style:style>
    <style:style style:name="T1" style:family="text">
      <style:text-properties officeooo:rsid="0010951e"/>
    </style:style>
    <style:style style:name="T2" style:family="text">
      <style:text-properties officeooo:rsid="0017a116"/>
    </style:style>
    <style:style style:name="T3" style:family="text">
      <style:text-properties officeooo:rsid="000c38f6"/>
    </style:style>
    <style:style style:name="T4" style:family="text">
      <style:text-properties officeooo:rsid="000aa6fc"/>
    </style:style>
    <style:style style:name="T5" style:family="text">
      <style:text-properties officeooo:rsid="0008afdf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0ce7c2"/>
    </style:style>
    <style:style style:name="T8" style:family="text">
      <style:text-properties officeooo:rsid="00092765"/>
    </style:style>
    <style:style style:name="T9" style:family="text">
      <style:text-properties officeooo:rsid="00196541"/>
    </style:style>
    <style:style style:name="T10" style:family="text">
      <style:text-properties officeooo:rsid="000d5bb8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officeooo:rsid="001192cc"/>
    </style:style>
    <style:style style:name="T13" style:family="text">
      <style:text-properties officeooo:rsid="001543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rows-spanned="2" office:value-type="string">
            <text:p text:style-name="P71"/>
            <text:p text:style-name="P73">Номер информа-<text:line-break/>ционной группы</text:p>
          </table:table-cell>
          <table:table-cell table:style-name="Таблица1.A1" table:number-rows-spanned="2" office:value-type="string">
            <text:p text:style-name="P71"/>
            <text:p text:style-name="P71">Информационная группа</text:p>
          </table:table-cell>
          <table:table-cell table:style-name="Таблица1.C1" table:number-columns-spanned="7" office:value-type="string">
            <text:p text:style-name="P72">Требования к заполнению баз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71">Место размещения информационной группы в базе данных</text:p>
          </table:table-cell>
          <table:table-cell table:style-name="Таблица1.C2" office:value-type="string">
            <text:p text:style-name="P71">Характер группы</text:p>
          </table:table-cell>
          <table:table-cell table:style-name="Таблица1.C2" office:value-type="string">
            <text:p text:style-name="P71">Форма группы</text:p>
          </table:table-cell>
          <table:table-cell table:style-name="Таблица1.C2" office:value-type="string">
            <text:p text:style-name="P71">Периодичность уточнения информационных групп </text:p>
          </table:table-cell>
          <table:table-cell table:style-name="Таблица1.C2" office:value-type="string">
            <text:p text:style-name="P71">Ответственный за предоставление информационной группы в базу данных</text:p>
          </table:table-cell>
          <table:table-cell table:style-name="Таблица1.C2" office:value-type="string">
            <text:p text:style-name="P71">Контролирующий наполнение базы данных</text:p>
          </table:table-cell>
          <table:table-cell table:style-name="Таблица1.I2" office:value-type="string">
            <text:p text:style-name="P71">Состояние информационной группы</text:p>
          </table:table-cell>
        </table:table-row>
        <table:table-row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I2" office:value-type="string">
            <text:p text:style-name="P68"/>
          </table:table-cell>
        </table:table-row>
        <table:table-row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I2" office:value-type="string">
            <text:p text:style-name="P68"/>
          </table:table-cell>
        </table:table-row>
        <table:table-row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I2" office:value-type="string">
            <text:p text:style-name="P68"/>
          </table:table-cell>
        </table:table-row>
        <table:table-row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I2" office:value-type="string">
            <text:p text:style-name="P68"/>
          </table:table-cell>
        </table:table-row>
        <table:table-row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I2" office:value-type="string">
            <text:p text:style-name="P68"/>
          </table:table-cell>
        </table:table-row>
        <table:table-row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I2" office:value-type="string">
            <text:p text:style-name="P68"/>
          </table:table-cell>
        </table:table-row>
        <table:table-row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C2" office:value-type="string">
            <text:p text:style-name="P68"/>
          </table:table-cell>
          <table:table-cell table:style-name="Таблица1.I2" office:value-type="string">
            <text:p text:style-name="P68"/>
          </table:table-cell>
        </table:table-row>
      </table:table>
      <text:p text:style-name="P2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5.403cm"/>
    </style:style>
    <style:style style:name="Таблица3.B" style:family="table-column">
      <style:table-column-properties style:column-width="5.405cm"/>
    </style:style>
    <style:style style:name="Таблица3.C" style:family="table-column">
      <style:table-column-properties style:column-width="6.899cm"/>
    </style:style>
    <style:style style:name="Таблица3.D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C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officeooo:rsid="00196541" officeooo:paragraph-rsid="000d5bb8"/>
    </style:style>
    <style:style style:name="MP4" style:family="paragraph" style:parent-style-name="Table_20_Contents">
      <style:paragraph-properties fo:text-align="center" style:justify-single-word="false"/>
      <style:text-properties officeooo:paragraph-rsid="000d5bb8"/>
    </style:style>
    <style:style style:name="MP5" style:family="paragraph" style:parent-style-name="Table_20_Contents">
      <style:paragraph-properties fo:text-align="start" style:justify-single-word="false"/>
      <style:text-properties officeooo:rsid="000ce7c2" officeooo:paragraph-rsid="000d5bb8"/>
    </style:style>
    <style:style style:name="MP6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69eba"/>
    </style:style>
    <style:style style:name="MP7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69eba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fo:font-size="8pt" officeooo:paragraph-rsid="000d5bb8" style:font-size-asian="8pt" style:font-size-complex="8pt"/>
    </style:style>
    <style:style style:name="MP9" style:family="paragraph" style:parent-style-name="Standard">
      <style:paragraph-properties fo:text-align="start" style:justify-single-word="false"/>
      <style:text-properties fo:font-size="8pt" officeooo:rsid="000ce7c2" officeooo:paragraph-rsid="000d5bb8" style:font-size-asian="8pt" style:font-size-complex="8pt"/>
    </style:style>
    <style:style style:name="MP10" style:family="paragraph" style:parent-style-name="Standard">
      <style:text-properties officeooo:paragraph-rsid="000d5bb8"/>
    </style:style>
    <style:style style:name="MT1" style:family="text">
      <style:text-properties officeooo:rsid="0010951e"/>
    </style:style>
    <style:style style:name="MT2" style:family="text">
      <style:text-properties officeooo:rsid="0017a116"/>
    </style:style>
    <style:style style:name="MT3" style:family="text">
      <style:text-properties officeooo:rsid="00196541"/>
    </style:style>
    <style:style style:name="MT4" style:family="text">
      <style:text-properties officeooo:rsid="000ce7c2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10а</text:span></text:p>
        <text:p text:style-name="MP2"><text:span text:style-name="MT2">Состояние информационных групп</text:span></text:p>
      </style:header>
      <style:footer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row>
            <table:table-cell table:style-name="Таблица3.A1" table:number-columns-spanned="2" office:value-type="string">
              <text:p text:style-name="MP3">&lt;должность&gt;</text:p>
            </table:table-cell>
            <table:covered-table-cell/>
            <table:table-cell table:style-name="Таблица3.C1" office:value-type="string">
              <text:p text:style-name="MP4"/>
            </table:table-cell>
            <table:table-cell table:style-name="Таблица3.A1" office:value-type="string">
              <text:p text:style-name="MP5"><text:span text:style-name="MT3">&lt;в/звание&gt;</text:span> <text:span text:style-name="MT3">&lt;И. Фамилия&gt;</text:span> </text:p>
            </table:table-cell>
          </table:table-row>
          <table:table-row>
            <table:table-cell table:style-name="Таблица3.A1" office:value-type="string">
              <text:p text:style-name="MP6">&lt;дата&gt;</text:p>
            </table:table-cell>
            <table:table-cell table:style-name="Таблица3.A1" office:value-type="string">
              <text:p text:style-name="MP7">(должность) </text:p>
            </table:table-cell>
            <table:table-cell table:style-name="Таблица3.A1" office:value-type="string">
              <text:p text:style-name="MP8"><text:span text:style-name="MT4">(</text:span>подпись<text:span text:style-name="MT4">)</text:span></text:p>
            </table:table-cell>
            <table:table-cell table:style-name="Таблица3.A1" office:value-type="string">
              <text:p text:style-name="MP9">(воинское звание, инициал имени, фамилия)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8-10T16:22:27.898266457</dc:date>
    <meta:editing-duration>PT2H5M57S</meta:editing-duration>
    <meta:editing-cycles>13</meta:editing-cycles>
    <meta:generator>LibreOffice/6.0.7.3$Linux_X86_64 LibreOffice_project/00m0$Build-3</meta:generator>
    <meta:document-statistic meta:table-count="2" meta:image-count="0" meta:object-count="0" meta:page-count="1" meta:paragraph-count="18" meta:word-count="58" meta:character-count="491" meta:non-whitespace-character-count="448"/>
  </office:meta>
</office:document-meta>
</file>